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46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1.993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map style:condition="cell-content()&gt;=1000000000" style:apply-style-name="Untitled1" style:base-cell-address="results.C1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3" table:default-cell-style-name="ce4"/>
        <table:table-column table:style-name="co4" table:default-cell-style-name="ce5"/>
        <table:table-column table:style-name="co5" table:number-columns-repeated="1018" table:default-cell-style-name="ce1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Percent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-----------------</text:p>
          </table:table-cell>
          <table:table-cell table:formula="of:=SUM([.C3:.C300])" office:value-type="float" office:value="7722831872" calcext:value-type="float">
            <text:p>7722.83 MB</text:p>
          </table:table-cell>
          <table:table-cell table:formula="of:=SUM([.D3:.D300])" office:value-type="float" office:value="3606417408" calcext:value-type="float">
            <text:p>3606.42 MB</text:p>
          </table:table-cell>
          <table:table-cell table:formula="of:=[.C2]-[.D2]" office:value-type="float" office:value="4116414464" calcext:value-type="float">
            <text:p>4116.41 MB</text:p>
          </table:table-cell>
          <table:table-cell table:formula="of:=ROUND([.D2]/[.C2]*100;2) &amp; &quot;% // &quot; &amp; ROUND(AVERAGE([.F3:.F300])*100;2) &amp; &quot;%&quot;" office:value-type="string" office:string-value="46.7% // 69.44%" calcext:value-type="string">
            <text:p>46.7% // 69.4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civ</text:p>
          </table:table-cell>
          <table:table-cell office:value-type="string" calcext:value-type="string">
            <text:p>3.11.16</text:p>
          </table:table-cell>
          <table:table-cell office:value-type="float" office:value="36458496" calcext:value-type="float">
            <text:p>36.46 MB</text:p>
          </table:table-cell>
          <table:table-cell office:value-type="float" office:value="34213888" calcext:value-type="float">
            <text:p>34.21 MB</text:p>
          </table:table-cell>
          <table:table-cell table:formula="of:=IF([.C3]-[.D3] &gt; 0; [.C3]-[.D3] ; &quot;&quot;)" office:value-type="float" office:value="2244608" calcext:value-type="float">
            <text:p>2.24 MB</text:p>
          </table:table-cell>
          <table:table-cell table:formula="of:=IF([.D3] &gt; 0;[.D3]/[.C3];&quot;&quot;)" office:value-type="percentage" office:value="0.938433883833277" calcext:value-type="percentage">
            <text:p>93.8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dustry</text:p>
          </table:table-cell>
          <table:table-cell office:value-type="string" calcext:value-type="string">
            <text:p>----</text:p>
          </table:table-cell>
          <table:table-cell office:value-type="float" office:value="112730112" calcext:value-type="float">
            <text:p>112.73 MB</text:p>
          </table:table-cell>
          <table:table-cell office:value-type="float" office:value="101744640" calcext:value-type="float">
            <text:p>101.74 MB</text:p>
          </table:table-cell>
          <table:table-cell table:formula="of:=IF([.C4]-[.D4] &gt; 0; [.C4]-[.D4] ; &quot;&quot;)" office:value-type="float" office:value="10985472" calcext:value-type="float">
            <text:p>10.99 MB</text:p>
          </table:table-cell>
          <table:table-cell table:formula="of:=IF([.D4] &gt; 0;[.D4]/[.C4];&quot;&quot;)" office:value-type="percentage" office:value="0.902550686723349" calcext:value-type="percentage">
            <text:p>90.2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 Sonic</text:p>
          </table:table-cell>
          <table:table-cell table:style-name="ce8" office:value-type="string" calcext:value-type="string">
            <text:p>0.1.4</text:p>
          </table:table-cell>
          <table:table-cell office:value-type="float" office:value="18911232" calcext:value-type="float">
            <text:p>18.91 MB</text:p>
          </table:table-cell>
          <table:table-cell office:value-type="float" office:value="16441344" calcext:value-type="float">
            <text:p>16.44 MB</text:p>
          </table:table-cell>
          <table:table-cell table:formula="of:=IF([.C5]-[.D5] &gt; 0; [.C5]-[.D5] ; &quot;&quot;)" office:value-type="float" office:value="2469888" calcext:value-type="float">
            <text:p>2.47 MB</text:p>
          </table:table-cell>
          <table:table-cell table:formula="of:=IF([.D5] &gt; 0;[.D5]/[.C5];&quot;&quot;)" office:value-type="percentage" office:value="0.869395711500975" calcext:value-type="percentage">
            <text:p>86.9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ve Is Strange</text:p>
          </table:table-cell>
          <table:table-cell office:value-type="float" office:value="1.2" calcext:value-type="float">
            <text:p>1.2</text:p>
          </table:table-cell>
          <table:table-cell office:value-type="float" office:value="244834304" calcext:value-type="float">
            <text:p>244.83 MB</text:p>
          </table:table-cell>
          <table:table-cell office:value-type="float" office:value="207302656" calcext:value-type="float">
            <text:p>207.30 MB</text:p>
          </table:table-cell>
          <table:table-cell table:formula="of:=IF([.C6]-[.D6] &gt; 0; [.C6]-[.D6] ; &quot;&quot;)" office:value-type="float" office:value="37531648" calcext:value-type="float">
            <text:p>37.53 MB</text:p>
          </table:table-cell>
          <table:table-cell table:formula="of:=IF([.D6] &gt; 0;[.D6]/[.C6];&quot;&quot;)" office:value-type="percentage" office:value="0.846705925653294" calcext:value-type="percentage">
            <text:p>84.6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iday Night Funkin</text:p>
          </table:table-cell>
          <table:table-cell office:value-type="string" calcext:value-type="string">
            <text:p>----</text:p>
          </table:table-cell>
          <table:table-cell office:value-type="float" office:value="187723776" calcext:value-type="float">
            <text:p>187.72 MB</text:p>
          </table:table-cell>
          <table:table-cell office:value-type="float" office:value="148316160" calcext:value-type="float">
            <text:p>148.32 MB</text:p>
          </table:table-cell>
          <table:table-cell table:formula="of:=IF([.C7]-[.D7] &gt; 0; [.C7]-[.D7] ; &quot;&quot;)" office:value-type="float" office:value="39407616" calcext:value-type="float">
            <text:p>39.41 MB</text:p>
          </table:table-cell>
          <table:table-cell table:formula="of:=IF([.D7] &gt; 0;[.D7]/[.C7];&quot;&quot;)" office:value-type="percentage" office:value="0.790076585717091" calcext:value-type="percentage">
            <text:p>79.0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tawa Shoujo</text:p>
          </table:table-cell>
          <table:table-cell office:value-type="float" office:value="1.3" calcext:value-type="float">
            <text:p>1.3</text:p>
          </table:table-cell>
          <table:table-cell office:value-type="float" office:value="537247744" calcext:value-type="float">
            <text:p>537.25 MB</text:p>
          </table:table-cell>
          <table:table-cell office:value-type="float" office:value="365490176" calcext:value-type="float">
            <text:p>365.49 MB</text:p>
          </table:table-cell>
          <table:table-cell table:formula="of:=IF([.C8]-[.D8] &gt; 0; [.C8]-[.D8] ; &quot;&quot;)" office:value-type="float" office:value="171757568" calcext:value-type="float">
            <text:p>171.76 MB</text:p>
          </table:table-cell>
          <table:table-cell table:formula="of:=IF([.D8] &gt; 0;[.D8]/[.C8];&quot;&quot;)" office:value-type="percentage" office:value="0.680300997224848" calcext:value-type="percentage">
            <text:p>68.0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ki Doki Literature Club</text:p>
          </table:table-cell>
          <table:table-cell office:value-type="string" calcext:value-type="string">
            <text:p>1.1.1</text:p>
          </table:table-cell>
          <table:table-cell office:value-type="float" office:value="281923584" calcext:value-type="float">
            <text:p>281.92 MB</text:p>
          </table:table-cell>
          <table:table-cell office:value-type="float" office:value="187473920" calcext:value-type="float">
            <text:p>187.47 MB</text:p>
          </table:table-cell>
          <table:table-cell table:formula="of:=IF([.C9]-[.D9] &gt; 0; [.C9]-[.D9] ; &quot;&quot;)" office:value-type="float" office:value="94449664" calcext:value-type="float">
            <text:p>94.45 MB</text:p>
          </table:table-cell>
          <table:table-cell table:formula="of:=IF([.D9] &gt; 0;[.D9]/[.C9];&quot;&quot;)" office:value-type="percentage" office:value="0.664981330543812" calcext:value-type="percentage">
            <text:p>66.5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Dungeons</text:p>
          </table:table-cell>
          <table:table-cell office:value-type="string" calcext:value-type="string">
            <text:p>0.7.1</text:p>
          </table:table-cell>
          <table:table-cell office:value-type="float" office:value="201629696" calcext:value-type="float">
            <text:p>201.63 MB</text:p>
          </table:table-cell>
          <table:table-cell office:value-type="float" office:value="127934464" calcext:value-type="float">
            <text:p>127.93 MB</text:p>
          </table:table-cell>
          <table:table-cell table:formula="of:=IF([.C10]-[.D10] &gt; 0; [.C10]-[.D10] ; &quot;&quot;)" office:value-type="float" office:value="73695232" calcext:value-type="float">
            <text:p>73.70 MB</text:p>
          </table:table-cell>
          <table:table-cell table:formula="of:=IF([.D10] &gt; 0;[.D10]/[.C10];&quot;&quot;)" office:value-type="percentage" office:value="0.6345020923902" calcext:value-type="percentage">
            <text:p>63.4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warf Fortress</text:p>
          </table:table-cell>
          <table:table-cell office:value-type="string" calcext:value-type="string">
            <text:p>0.47.04</text:p>
          </table:table-cell>
          <table:table-cell office:value-type="float" office:value="33484800" calcext:value-type="float">
            <text:p>33.48 MB</text:p>
          </table:table-cell>
          <table:table-cell office:value-type="float" office:value="20041728" calcext:value-type="float">
            <text:p>20.04 MB</text:p>
          </table:table-cell>
          <table:table-cell table:formula="of:=IF([.C11]-[.D11] &gt; 0; [.C11]-[.D11] ; &quot;&quot;)" office:value-type="float" office:value="13443072" calcext:value-type="float">
            <text:p>13.44 MB</text:p>
          </table:table-cell>
          <table:table-cell table:formula="of:=IF([.D11] &gt; 0;[.D11]/[.C11];&quot;&quot;)" office:value-type="percentage" office:value="0.598532110091743" calcext:value-type="percentage">
            <text:p>59.8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nderella Phenomenon</text:p>
          </table:table-cell>
          <table:table-cell table:style-name="ce9" office:value-type="float" office:value="1.1" calcext:value-type="float">
            <text:p>1.1</text:p>
          </table:table-cell>
          <table:table-cell office:value-type="float" office:value="1277050880" calcext:value-type="float">
            <text:p>1277.05 MB</text:p>
          </table:table-cell>
          <table:table-cell office:value-type="float" office:value="641560576" calcext:value-type="float">
            <text:p>641.56 MB</text:p>
          </table:table-cell>
          <table:table-cell table:formula="of:=IF([.C12]-[.D12] &gt; 0; [.C12]-[.D12] ; &quot;&quot;)" office:value-type="float" office:value="635490304" calcext:value-type="float">
            <text:p>635.49 MB</text:p>
          </table:table-cell>
          <table:table-cell table:formula="of:=IF([.D12] &gt; 0;[.D12]/[.C12];&quot;&quot;)" office:value-type="percentage" office:value="0.502376675861184" calcext:value-type="percentage">
            <text:p>50.2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 A.D.</text:p>
          </table:table-cell>
          <table:table-cell office:value-type="string" calcext:value-type="string">
            <text:p>Alpha 24</text:p>
          </table:table-cell>
          <table:table-cell office:value-type="float" office:value="3829227520" calcext:value-type="float">
            <text:p>3829.23 MB</text:p>
          </table:table-cell>
          <table:table-cell office:value-type="float" office:value="987701248" calcext:value-type="float">
            <text:p>987.70 MB</text:p>
          </table:table-cell>
          <table:table-cell table:formula="of:=IF([.C13]-[.D13] &gt; 0; [.C13]-[.D13] ; &quot;&quot;)" office:value-type="float" office:value="2841526272" calcext:value-type="float">
            <text:p>2841.53 MB</text:p>
          </table:table-cell>
          <table:table-cell table:formula="of:=IF([.D13] &gt; 0;[.D13]/[.C13];&quot;&quot;)" office:value-type="percentage" office:value="0.257937467241435" calcext:value-type="percentage">
            <text:p>25.7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1.17.1</text:p>
          </table:table-cell>
          <table:table-cell office:value-type="float" office:value="799768576" calcext:value-type="float">
            <text:p>799.77 MB</text:p>
          </table:table-cell>
          <table:table-cell office:value-type="float" office:value="690884608" calcext:value-type="float">
            <text:p>690.88 MB</text:p>
          </table:table-cell>
          <table:table-cell table:formula="of:=IF([.C14]-[.D14] &gt; 0; [.C14]-[.D14] ; &quot;&quot;)" office:value-type="float" office:value="108883968" calcext:value-type="float">
            <text:p>108.88 MB</text:p>
          </table:table-cell>
          <table:table-cell table:formula="of:=IF([.D14] &gt; 0;[.D14]/[.C14];&quot;&quot;)" office:value-type="percentage" office:value="0.863855656164215" calcext:value-type="percentage">
            <text:p>86.3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dless Sky</text:p>
          </table:table-cell>
          <table:table-cell office:value-type="string" calcext:value-type="string">
            <text:p>fab32d4</text:p>
          </table:table-cell>
          <table:table-cell office:value-type="float" office:value="161841152" calcext:value-type="float">
            <text:p>161.84 MB</text:p>
          </table:table-cell>
          <table:table-cell office:value-type="float" office:value="77312000" calcext:value-type="float">
            <text:p>77.31 MB</text:p>
          </table:table-cell>
          <table:table-cell table:formula="of:=IF([.C15]-[.D15] &gt; 0; [.C15]-[.D15] ; &quot;&quot;)" office:value-type="float" office:value="84529152" calcext:value-type="float">
            <text:p>84.53 MB</text:p>
          </table:table-cell>
          <table:table-cell table:formula="of:=IF([.D15] &gt; 0;[.D15]/[.C15];&quot;&quot;)" office:value-type="percentage" office:value="0.477702976310994" calcext:value-type="percentage">
            <text:p>47.77%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[.C16]-[.D16] &gt; 0; [.C16]-[.D16] ; &quot;&quot;)">
            <text:p/>
          </table:table-cell>
          <table:table-cell table:formula="of:=IF([.D16] &gt; 0;[.D16]/[.C16];&quot;&quot;)">
            <text:p/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sults.C1:results.E1048576">
            <calcext:condition calcext:apply-style-name="Untitled1" calcext:value="&gt;=1000000000" calcext:base-cell-address="results.C1"/>
          </calcext:conditional-format>
        </calcext:conditional-formats>
      </table:table>
      <table:named-expressions/>
      <table:database-ranges>
        <table:database-range table:name="__Anonymous_Sheet_DB__0" table:target-range-address="results.A3:results.F13" table:contains-header="false">
          <table:sort>
            <table:sort-by table:field-number="5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number number:decimal-places="2" number:min-decimal-places="2" number:min-integer-digits="1" number:display-factor="1000000000"/>
      <number:text> GB</number:text>
    </number:number-style>
    <number:number-style style:name="N113P1" style:volatile="true">
      <number:number number:decimal-places="2" number:min-decimal-places="2" number:min-integer-digits="1" number:display-factor="1000000000000"/>
      <number:text> TB</number:text>
    </number:number-style>
    <number:number-style style:name="N113">
      <number:number number:decimal-places="2" number:min-decimal-places="2" number:min-integer-digits="1" number:grouping="true" number:display-factor="1000000000000000"/>
      <number:text> PB</number:text>
      <style:map style:condition="value()&lt;1000000000000" style:apply-style-name="N113P0"/>
      <style:map style:condition="value()&lt;1000000000000000" style:apply-style-name="N113P1"/>
    </number:number-style>
    <number:number-style style:name="N116P0" style:volatile="true">
      <number:number number:decimal-places="2" number:min-decimal-places="2" number:min-integer-digits="1"/>
      <number:text>  B</number:text>
    </number:number-style>
    <number:number-style style:name="N116P1" style:volatile="true">
      <number:number number:decimal-places="2" number:min-decimal-places="2" number:min-integer-digits="1" number:display-factor="1000"/>
      <number:text> KB</number:text>
    </number:number-style>
    <number:number-style style:name="N116">
      <number:number number:decimal-places="2" number:min-decimal-places="2" number:min-integer-digits="1" number:display-factor="1000000"/>
      <number:text> MB</number:text>
      <style:map style:condition="value()&lt;1000" style:apply-style-name="N116P0"/>
      <style:map style:condition="value()&lt;1000000" style:apply-style-name="N116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 style:data-style-name="N113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20:51:30.879658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29T21:39:30.388389697</dc:date>
    <meta:editing-duration>P1DT3H24M19S</meta:editing-duration>
    <meta:editing-cycles>24</meta:editing-cycles>
    <meta:generator>LibreOffice/7.1.5.2$Linux_X86_64 LibreOffice_project/10$Build-2</meta:generator>
    <meta:document-statistic meta:table-count="1" meta:cell-count="92" meta:object-count="0"/>
  </office:meta>
</office:document-meta>
</file>